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b918" officeooo:paragraph-rsid="0000b918"/>
    </style:style>
    <style:style style:name="P2" style:family="paragraph" style:parent-style-name="Standard">
      <style:text-properties officeooo:rsid="0006e468" officeooo:paragraph-rsid="0006e468"/>
    </style:style>
    <style:style style:name="P3" style:family="paragraph" style:parent-style-name="Standard">
      <style:text-properties officeooo:rsid="000ca236" officeooo:paragraph-rsid="000ca236"/>
    </style:style>
    <style:style style:name="T1" style:family="text">
      <style:text-properties officeooo:rsid="0000dada"/>
    </style:style>
    <style:style style:name="T2" style:family="text">
      <style:text-properties officeooo:rsid="00027c7a"/>
    </style:style>
    <style:style style:name="T3" style:family="text">
      <style:text-properties officeooo:rsid="0003a45e"/>
    </style:style>
    <style:style style:name="T4" style:family="text">
      <style:text-properties officeooo:rsid="00051876"/>
    </style:style>
    <style:style style:name="T5" style:family="text">
      <style:text-properties officeooo:rsid="0007722e"/>
    </style:style>
    <style:style style:name="T6" style:family="text">
      <style:text-properties officeooo:rsid="0008fac8"/>
    </style:style>
    <style:style style:name="T7" style:family="text">
      <style:text-properties officeooo:rsid="0009cf68"/>
    </style:style>
    <style:style style:name="T8" style:family="text">
      <style:text-properties officeooo:rsid="000b2a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n bis 1<text:span text:style-name="T8">6</text:span>.01.16 <text:span text:style-name="T8">um 10 Uhr DEADLINE</text:span>:</text:p>
      <text:p text:style-name="P1"/>
      <text:p text:style-name="P1">- Rechtschreibfehler/Tippfehler/etc. Prüfen (Alle)</text:p>
      <text:p text:style-name="P1">- Future Work oder ähnliches noch ergänzen (Benedikt)</text:p>
      <text:p text:style-name="P1">- <text:span text:style-name="T2">Referenzen in State of Research ergänzen (Bernhard)</text:span></text:p>
      <text:p text:style-name="P1">- <text:span text:style-name="T7">Noch Sachen ergänzen (Alle)</text:span></text:p>
      <text:p text:style-name="P1">- <text:span text:style-name="T8">Stretch formatieren (Steven)</text:span></text:p>
      <text:p text:style-name="P1"/>
      <text:p text:style-name="P1">Präsentation <text:span text:style-name="T6">1. Version (Google Docs, Folien auf englisch) bis 21.01.16 <text:s/>(10 Uhr)</text:span>:</text:p>
      <text:p text:style-name="P1">- <text:span text:style-name="T1">Jeder erstellt Folien für seinen Teil</text:span></text:p>
      <text:p text:style-name="P1"><text:tab/>- <text:span text:style-name="T3">ca. 2-3 Folien pro Thema</text:span></text:p>
      <text:p text:style-name="P1"><text:tab/>- <text:span text:style-name="T4">ca. 4-5 min pro Thema</text:span></text:p>
      <text:p text:style-name="P2">- <text:span text:style-name="T5">Folienhintergrund erstellen (Benedikt)</text:span></text:p>
      <text:p text:style-name="P2"/>
      <text:p text:style-name="P3">Am Montag 18.01.16 Präsentationssprache nachfr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t </meta:initial-creator>
    <meta:creation-date>2016-01-14T10:00:09.295344764</meta:creation-date>
    <dc:date>2016-01-14T10:56:13.511637329</dc:date>
    <dc:creator>pht </dc:creator>
    <meta:editing-duration>PT47M1S</meta:editing-duration>
    <meta:editing-cycles>13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76" meta:character-count="519" meta:non-whitespace-character-count="452"/>
  </office:meta>
</office:document-meta>
</file>